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3" office:value-type="string" calcext:value-type="string">
            <text:p>Móvel</text:p>
          </table:table-cell>
          <table:table-cell table:style-name="ce6" office:value-type="string" calcext:value-type="string">
            <text:p>Metal (kg)</text:p>
          </table:table-cell>
          <table:table-cell table:style-name="ce6" office:value-type="string" calcext:value-type="string">
            <text:p>Madeira (kg)</text:p>
          </table:table-cell>
          <table:table-cell table:style-name="ce6" office:value-type="string" calcext:value-type="string">
            <text:p>Plástico (kg)</text:p>
          </table:table-cell>
        </table:table-row>
        <table:table-row table:style-name="ro1">
          <table:table-cell office:value-type="string" calcext:value-type="string">
            <text:p>AR CONDICIONADO JANELA G.</text:p>
          </table:table-cell>
          <table:table-cell table:style-name="ce4" office:value-type="float" office:value="48.4" calcext:value-type="float">
            <text:p>48,400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1.7" calcext:value-type="float">
            <text:p>1,700</text:p>
          </table:table-cell>
        </table:table-row>
        <table:table-row table:style-name="ro1">
          <table:table-cell office:value-type="string" calcext:value-type="string">
            <text:p>AR CONDICIONADO JANELA P.</text:p>
          </table:table-cell>
          <table:table-cell table:style-name="ce4" office:value-type="float" office:value="37.5" calcext:value-type="float">
            <text:p>37,500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1.1" calcext:value-type="float">
            <text:p>1,100</text:p>
          </table:table-cell>
        </table:table-row>
        <table:table-row table:style-name="ro1">
          <table:table-cell office:value-type="string" calcext:value-type="string">
            <text:p>ARMÁRIO DE AÇO</text:p>
          </table:table-cell>
          <table:table-cell table:style-name="ce4" office:value-type="float" office:value="32" calcext:value-type="float">
            <text:p>32,0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ARMÁRIO MADEIRA C/ PORTAS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44.5" calcext:value-type="float">
            <text:p>44,5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ARMÁRIO MADEIRA S/ PORTAS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39.4" calcext:value-type="float">
            <text:p>39,4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ADEIRA FIXA</text:p>
          </table:table-cell>
          <table:table-cell table:style-name="ce4" office:value-type="float" office:value="3" calcext:value-type="float">
            <text:p>3,000</text:p>
          </table:table-cell>
          <table:table-cell table:style-name="ce4" office:value-type="float" office:value="1.8" calcext:value-type="float">
            <text:p>1,8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ADEIRA GIRATÓRIA</text:p>
          </table:table-cell>
          <table:table-cell table:style-name="ce4" office:value-type="float" office:value="6.15" calcext:value-type="float">
            <text:p>6,150</text:p>
          </table:table-cell>
          <table:table-cell table:style-name="ce4" office:value-type="float" office:value="2.95" calcext:value-type="float">
            <text:p>2,950</text:p>
          </table:table-cell>
          <table:table-cell table:style-name="ce4" office:value-type="float" office:value="0.8" calcext:value-type="float">
            <text:p>0,800</text:p>
          </table:table-cell>
        </table:table-row>
        <table:table-row table:style-name="ro1">
          <table:table-cell office:value-type="string" calcext:value-type="string">
            <text:p>CÂMERA DE SEGURANÇA INTERNA</text:p>
          </table:table-cell>
          <table:table-cell table:style-name="ce4" office:value-type="float" office:value="0.55" calcext:value-type="float">
            <text:p>0,55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ÂMERA DE SEGURANÇA EXTERNA</text:p>
          </table:table-cell>
          <table:table-cell table:style-name="ce4" office:value-type="float" office:value="0.98" calcext:value-type="float">
            <text:p>0,98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ENTRAL DE ALARME</text:p>
          </table:table-cell>
          <table:table-cell table:style-name="ce4" office:value-type="float" office:value="6.2" calcext:value-type="float">
            <text:p>6,2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OMPUTADOR</text:p>
          </table:table-cell>
          <table:table-cell table:style-name="ce4" office:value-type="float" office:value="6.8" calcext:value-type="float">
            <text:p>6,8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ESCANINHO 18 REPARTIÇÕES</text:p>
          </table:table-cell>
          <table:table-cell table:style-name="ce4" office:value-type="float" office:value="60.2" calcext:value-type="float">
            <text:p>60,2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ESCANINHO 9 REPARTIÇÕES</text:p>
          </table:table-cell>
          <table:table-cell table:style-name="ce4" office:value-type="float" office:value="29.25" calcext:value-type="float">
            <text:p>29,25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ESTANTE 4 PRATELEIRAS</text:p>
          </table:table-cell>
          <table:table-cell table:style-name="ce4" office:value-type="float" office:value="17" calcext:value-type="float">
            <text:p>17,0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ESTANTE 5 PRATELEIRAS</text:p>
          </table:table-cell>
          <table:table-cell table:style-name="ce4" office:value-type="float" office:value="22" calcext:value-type="float">
            <text:p>22,0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ESTANTE 7 PRATELEIRAS</text:p>
          </table:table-cell>
          <table:table-cell table:style-name="ce4" office:value-type="float" office:value="38" calcext:value-type="float">
            <text:p>38,0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2.85" calcext:value-type="float">
            <text:p>2,850</text:p>
          </table:table-cell>
        </table:table-row>
        <table:table-row table:style-name="ro1">
          <table:table-cell office:value-type="string" calcext:value-type="string">
            <text:p>GAVETEIRO COMPLEMENTAR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22.6" calcext:value-type="float">
            <text:p>22,6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GAVETEIRO VOLANTE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23.45" calcext:value-type="float">
            <text:p>23,45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GRAVADOR DE CIRCUITO DVR G</text:p>
          </table:table-cell>
          <table:table-cell table:style-name="ce4" office:value-type="float" office:value="5.1" calcext:value-type="float">
            <text:p>5,1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GRAVADOR DE CIRCUITO DVR P</text:p>
          </table:table-cell>
          <table:table-cell table:style-name="ce4" office:value-type="float" office:value="1.6" calcext:value-type="float">
            <text:p>1,6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IMPRESSORA MATRICIAL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6.65" calcext:value-type="float">
            <text:p>6,650</text:p>
          </table:table-cell>
        </table:table-row>
        <table:table-row table:style-name="ro1">
          <table:table-cell office:value-type="string" calcext:value-type="string">
            <text:p>LEITOR OPTICO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0.25" calcext:value-type="float">
            <text:p>0,250</text:p>
          </table:table-cell>
        </table:table-row>
        <table:table-row table:style-name="ro1">
          <table:table-cell office:value-type="string" calcext:value-type="string">
            <text:p>MAQUINA DE DATILOGRAFIA</text:p>
          </table:table-cell>
          <table:table-cell table:style-name="ce4" office:value-type="float" office:value="11.85" calcext:value-type="float">
            <text:p>11,85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SA AUDIÊNCIA</text:p>
          </table:table-cell>
          <table:table-cell table:style-name="ce4" office:value-type="float" office:value="9" calcext:value-type="float">
            <text:p>9,000</text:p>
          </table:table-cell>
          <table:table-cell table:style-name="ce4" office:value-type="float" office:value="40.6" calcext:value-type="float">
            <text:p>40,6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SA AUXILIAR</text:p>
          </table:table-cell>
          <table:table-cell table:style-name="ce4" office:value-type="float" office:value="5.1" calcext:value-type="float">
            <text:p>5,100</text:p>
          </table:table-cell>
          <table:table-cell table:style-name="ce4" office:value-type="float" office:value="13.6" calcext:value-type="float">
            <text:p>13,6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SA COMPLEMENTAR</text:p>
          </table:table-cell>
          <table:table-cell table:style-name="ce4" office:value-type="float" office:value="4.7" calcext:value-type="float">
            <text:p>4,700</text:p>
          </table:table-cell>
          <table:table-cell table:style-name="ce4" office:value-type="float" office:value="7.55" calcext:value-type="float">
            <text:p>7,55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SA DE TRABALHO</text:p>
          </table:table-cell>
          <table:table-cell table:style-name="ce4" office:value-type="float" office:value="7.75" calcext:value-type="float">
            <text:p>7,750</text:p>
          </table:table-cell>
          <table:table-cell table:style-name="ce4" office:value-type="float" office:value="19.7" calcext:value-type="float">
            <text:p>19,7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ESA REDONDA</text:p>
          </table:table-cell>
          <table:table-cell table:style-name="ce4" office:value-type="float" office:value="7.1" calcext:value-type="float">
            <text:p>7,100</text:p>
          </table:table-cell>
          <table:table-cell table:style-name="ce4" office:value-type="float" office:value="14.13" calcext:value-type="float">
            <text:p>14,13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ONITOR SAMSUNG 19,5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4.1" calcext:value-type="float">
            <text:p>4,100</text:p>
          </table:table-cell>
        </table:table-row>
        <table:table-row table:style-name="ro1">
          <table:table-cell office:value-type="string" calcext:value-type="string">
            <text:p>MONITOR VIDEO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5.2" calcext:value-type="float">
            <text:p>5,20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0.1" calcext:value-type="float">
            <text:p>0,100</text:p>
          </table:table-cell>
        </table:table-row>
        <table:table-row table:style-name="ro1">
          <table:table-cell office:value-type="string" calcext:value-type="string">
            <text:p>NOBREAK GRANDE</text:p>
          </table:table-cell>
          <table:table-cell table:style-name="ce4" office:value-type="float" office:value="12.2" calcext:value-type="float">
            <text:p>12,2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NOBREAK PEQUENO</text:p>
          </table:table-cell>
          <table:table-cell table:style-name="ce4" office:value-type="float" office:value="7.6" calcext:value-type="float">
            <text:p>7,6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2.1" calcext:value-type="float">
            <text:p>2,100</text:p>
          </table:table-cell>
        </table:table-row>
        <table:table-row table:style-name="ro1">
          <table:table-cell office:value-type="string" calcext:value-type="string">
            <text:p>PESO DE PORTAL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65" calcext:value-type="float">
            <text:p>65,000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PROJETOR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2.6" calcext:value-type="float">
            <text:p>2,600</text:p>
          </table:table-cell>
        </table:table-row>
        <table:table-row table:style-name="ro1">
          <table:table-cell office:value-type="string" calcext:value-type="string">
            <text:p>ROUPEIRO DE AÇO</text:p>
          </table:table-cell>
          <table:table-cell table:style-name="ce4" office:value-type="float" office:value="29.35" calcext:value-type="float">
            <text:p>29,35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SCANNER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2.89" calcext:value-type="float">
            <text:p>2,890</text:p>
          </table:table-cell>
        </table:table-row>
        <table:table-row table:style-name="ro1">
          <table:table-cell office:value-type="string" calcext:value-type="string">
            <text:p>SUPORTE PARA MONITOR FERRO</text:p>
          </table:table-cell>
          <table:table-cell table:style-name="ce4" office:value-type="float" office:value="4.6" calcext:value-type="float">
            <text:p>4,60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style-name="ce4" office:value-type="float" office:value="2.35" calcext:value-type="float">
            <text:p>2,350</text:p>
          </table:table-cell>
          <table:table-cell table:number-columns-repeated="2"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ECAP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0.45" calcext:value-type="float">
            <text:p>0,450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0.75" calcext:value-type="float">
            <text:p>0,750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table:number-columns-repeated="2" table:style-name="ce4" office:value-type="float" office:value="0" calcext:value-type="float">
            <text:p>0,000</text:p>
          </table:table-cell>
          <table:table-cell table:style-name="ce4" office:value-type="float" office:value="1.45" calcext:value-type="float">
            <text:p>1,450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table:style-name="ce4" office:value-type="float" office:value="5.2" calcext:value-type="float">
            <text:p>5,200</text:p>
          </table:table-cell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2.48" calcext:value-type="float">
            <text:p>2,480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2"/>
    </number:number-style>
    <number:number-style style:name="N115">
      <number:number number:decimal-places="3" number:min-decimal-places="3" number:min-integer-digits="0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1:33:50.6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09:35:43.566000000</meta:creation-date>
    <dc:date>2025-03-14T11:37:59.569000000</dc:date>
    <meta:editing-duration>PT4H27M58S</meta:editing-duration>
    <meta:editing-cycles>4</meta:editing-cycles>
    <meta:generator>LibreOffice/7.5.5.2$Windows_X86_64 LibreOffice_project/ca8fe7424262805f223b9a2334bc7181abbcbf5e</meta:generator>
    <meta:document-statistic meta:table-count="1" meta:cell-count="184" meta:object-count="0"/>
  </office:meta>
</office:document-meta>
</file>